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3.6403in" fo:margin-left="0in" style:page-number="auto" table:align="left"/>
    </style:style>
    <style:style style:name="Table1.A" style:family="table-column">
      <style:table-column-properties style:column-width="1.1424in"/>
    </style:style>
    <style:style style:name="Table1.B" style:family="table-column">
      <style:table-column-properties style:column-width="0.0313in"/>
    </style:style>
    <style:style style:name="Table1.C" style:family="table-column">
      <style:table-column-properties style:column-width="2.4667in"/>
    </style:style>
    <style:style style:name="Table1.1" style:family="table-row">
      <style:table-row-properties style:min-row-height="0.2903in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2688in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4799in" fo:margin-left="0in" table:align="left"/>
    </style:style>
    <style:style style:name="Table2.A" style:family="table-column">
      <style:table-column-properties style:column-width="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7924in"/>
    </style:style>
    <style:style style:name="Table2.1" style:family="table-row">
      <style:table-row-properties style:min-row-height="0.5556in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979in"/>
    </style:style>
    <style:style style:name="Table2.3" style:family="table-row">
      <style:table-row-properties style:min-row-height="0.8389in"/>
    </style:style>
    <style:style style:name="Table2.4" style:family="table-row">
      <style:table-row-properties style:min-row-height="0.8076in"/>
    </style:style>
    <style:style style:name="Table2.5" style:family="table-row">
      <style:table-row-properties style:min-row-height="1.3576in"/>
    </style:style>
    <style:style style:name="Table2.6" style:family="table-row">
      <style:table-row-properties style:min-row-height="1.9076in"/>
    </style:style>
    <style:style style:name="Table2.7" style:family="table-row">
      <style:table-row-properties style:min-row-height="1.7514in"/>
    </style:style>
    <style:style style:name="Table2.8" style:family="table-row">
      <style:table-row-properties style:min-row-height="3.3681in"/>
    </style:style>
    <style:style style:name="Table2.9" style:family="table-row">
      <style:table-row-properties style:min-row-height="2.1806in"/>
    </style:style>
    <style:style style:name="Table2.10" style:family="table-row">
      <style:table-row-properties style:min-row-height="0.4354in"/>
    </style:style>
    <style:style style:name="Table2.11" style:family="table-row">
      <style:table-row-properties style:min-row-height="0.8667in"/>
    </style:style>
    <style:style style:name="Table2.12" style:family="table-row">
      <style:table-row-properties style:min-row-height="0.9354in"/>
    </style:style>
    <style:style style:name="Table2.13" style:family="table-row">
      <style:table-row-properties style:min-row-height="1.0729in"/>
    </style:style>
    <style:style style:name="Table2.A13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 fo:break-before="page"/>
      <style:text-properties fo:font-weight="bold" style:font-weight-asian="bold"/>
    </style:style>
    <style:style style:name="P3" style:family="paragraph" style:parent-style-name="Normal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Normal">
      <style:paragraph-properties fo:margin-top="0in" fo:margin-bottom="0in" loext:contextual-spacing="false"/>
      <style:text-properties text:display="none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1f4e79" fo:font-weight="bold" style:font-weight-asian="bold"/>
    </style:style>
    <style:style style:name="P6" style:family="paragraph" style:parent-style-name="Normal">
      <style:paragraph-properties fo:margin-top="0in" fo:margin-bottom="0in" loext:contextual-spacing="false" fo:line-height="100%"/>
    </style:style>
    <style:style style:name="P7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02d7bc" officeooo:paragraph-rsid="0002d7bc"/>
    </style:style>
    <style:style style:name="P9" style:family="paragraph" style:parent-style-name="List_20_Paragraph">
      <style:paragraph-properties fo:margin-left="1in" fo:margin-right="0in" fo:margin-top="0in" fo:margin-bottom="0in" loext:contextual-spacing="false" fo:line-height="100%" fo:text-indent="0in" style:auto-text-indent="false">
        <style:tab-stops/>
      </style:paragraph-properties>
    </style:style>
    <style:style style:name="P10" style:family="paragraph" style:parent-style-name="Normal">
      <style:text-properties fo:font-weight="bold" style:font-weight-asian="bold"/>
    </style:style>
    <style:style style:name="P11" style:family="paragraph" style:parent-style-name="Header">
      <style:paragraph-properties fo:text-align="start" style:justify-single-word="false"/>
    </style:style>
    <style:style style:name="P12" style:family="paragraph" style:parent-style-name="Normal">
      <style:paragraph-properties fo:margin-top="0in" fo:margin-bottom="0in" loext:contextual-spacing="false" fo:line-height="100%" fo:text-align="start" style:justify-single-word="false"/>
      <style:text-properties fo:font-weight="bold" officeooo:rsid="0003fcd9" officeooo:paragraph-rsid="0003fcd9" style:font-weight-asian="bold"/>
    </style:style>
    <style:style style:name="P13" style:family="paragraph" style:parent-style-name="Normal">
      <style:paragraph-properties fo:margin-top="0in" fo:margin-bottom="0in" loext:contextual-spacing="false" fo:line-height="100%"/>
      <style:text-properties fo:font-weight="bold" officeooo:rsid="0003fcd9" officeooo:paragraph-rsid="0003fcd9" style:font-weight-asian="bold"/>
    </style:style>
    <style:style style:name="P14" style:family="paragraph" style:parent-style-name="Normal">
      <style:paragraph-properties fo:margin-top="0in" fo:margin-bottom="0in" loext:contextual-spacing="false" fo:line-height="100%" fo:text-align="end" style:justify-single-word="false"/>
      <style:text-properties officeooo:rsid="0003fcd9" officeooo:paragraph-rsid="0003fcd9"/>
    </style:style>
    <style:style style:name="P15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03fcd9" officeooo:paragraph-rsid="0003fcd9"/>
    </style:style>
    <style:style style:name="P16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Normal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Normal">
      <style:paragraph-properties fo:margin-top="0in" fo:margin-bottom="0in" loext:contextual-spacing="false" fo:line-height="100%" fo:text-align="end" style:justify-single-word="false"/>
      <style:text-properties officeooo:rsid="0004b111" officeooo:paragraph-rsid="0004b111"/>
    </style:style>
    <style:style style:name="P19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04b111" officeooo:paragraph-rsid="0004b111"/>
    </style:style>
    <style:style style:name="P20" style:family="paragraph" style:parent-style-name="List_20_Paragraph" style:list-style-name="L1">
      <style:paragraph-properties fo:margin-top="0in" fo:margin-bottom="0in" loext:contextual-spacing="false" fo:line-height="100%"/>
    </style:style>
    <style:style style:name="P21" style:family="paragraph" style:parent-style-name="List_20_Paragraph" style:list-style-name="L2">
      <style:paragraph-properties fo:margin-top="0in" fo:margin-bottom="0in" loext:contextual-spacing="false" fo:line-height="100%"/>
    </style:style>
    <style:style style:name="P22" style:family="paragraph" style:parent-style-name="List_20_Paragraph" style:list-style-name="L3">
      <style:paragraph-properties fo:margin-top="0in" fo:margin-bottom="0in" loext:contextual-spacing="false" fo:line-height="100%"/>
    </style:style>
    <style:style style:name="P23" style:family="paragraph" style:parent-style-name="List_20_Paragraph" style:list-style-name="L4">
      <style:paragraph-properties fo:margin-top="0in" fo:margin-bottom="0in" loext:contextual-spacing="false" fo:line-height="100%"/>
    </style:style>
    <style:style style:name="P24" style:family="paragraph" style:parent-style-name="List_20_Paragraph" style:list-style-name="L5">
      <style:paragraph-properties fo:margin-top="0in" fo:margin-bottom="0in" loext:contextual-spacing="false" fo:line-height="100%"/>
    </style:style>
    <style:style style:name="P25" style:family="paragraph" style:parent-style-name="List_20_Paragraph" style:list-style-name="L6">
      <style:paragraph-properties fo:margin-top="0in" fo:margin-bottom="0in" loext:contextual-spacing="false" fo:line-height="100%"/>
    </style:style>
    <style:style style:name="P26" style:family="paragraph" style:parent-style-name="List_20_Paragraph" style:list-style-name="L7">
      <style:paragraph-properties fo:margin-top="0in" fo:margin-bottom="0in" loext:contextual-spacing="false" fo:line-height="100%"/>
    </style:style>
    <style:style style:name="P27" style:family="paragraph" style:parent-style-name="List_20_Paragraph" style:list-style-name="L8">
      <style:paragraph-properties fo:margin-top="0in" fo:margin-bottom="0in" loext:contextual-spacing="false" fo:line-height="100%"/>
    </style:style>
    <style:style style:name="P28" style:family="paragraph" style:parent-style-name="List_20_Paragraph" style:list-style-name="L1">
      <style:paragraph-properties fo:margin-top="0in" fo:margin-bottom="0in" loext:contextual-spacing="false" fo:line-height="100%"/>
      <style:text-properties officeooo:rsid="00024a06" officeooo:paragraph-rsid="00024a06"/>
    </style:style>
    <style:style style:name="T1" style:family="text">
      <style:text-properties officeooo:rsid="00006511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64%"/>
    </style:style>
    <style:style style:name="T4" style:family="text">
      <style:text-properties fo:color="#1f4e79" fo:font-weight="bold" style:font-weight-asian="bold"/>
    </style:style>
    <style:style style:name="T5" style:family="text">
      <style:text-properties fo:color="#ff6600"/>
    </style:style>
    <style:style style:name="T6" style:family="text">
      <style:text-properties fo:color="#ff6600" fo:font-weight="bold" style:font-weight-asian="bold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/>
    </style:style>
    <style:style style:name="T9" style:family="text">
      <style:text-properties fo:color="#ff0000" officeooo:rsid="0004b111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/>
    </style:style>
    <style:style style:name="fr1" style:family="graphic" style:parent-style-name="OLE">
      <style:graphic-properties style:vertical-pos="middle" style:vertical-rel="baseline" draw:ole-draw-aspect="1"/>
    </style:style>
    <style:style style:name="fr2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2">Student Name:</text:p>
          </table:table-cell>
          <table:covered-table-cell/>
          <table:table-cell table:style-name="Table1.C1" office:value-type="string">
            <text:p text:style-name="P12">Noah Cherry</text:p>
          </table:table-cell>
        </table:table-row>
        <table:table-row table:style-name="Table1.2">
          <table:table-cell table:style-name="Table1.A1" office:value-type="string">
            <text:p text:style-name="P3">Grader Name:</text:p>
          </table:table-cell>
          <table:table-cell table:style-name="Table1.B2" table:number-columns-spanned="2" office:value-type="string">
            <text:p text:style-name="P13">Bryonna Klumker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Questions</text:p>
          </table:table-cell>
          <table:table-cell table:style-name="Table2.A1" office:value-type="string">
            <text:p text:style-name="P5">Score</text:p>
          </table:table-cell>
          <table:table-cell table:style-name="Table2.A1" office:value-type="string">
            <text:p text:style-name="P5">Total</text:p>
          </table:table-cell>
        </table:table-row>
        <table:table-row table:style-name="Table2.2">
          <table:table-cell table:style-name="Table2.A1" office:value-type="string">
            <text:p text:style-name="P3">Code Requirements – points placed to clarify. Graders use your judgment on one’s I didn’t assign point clarification. 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6">1.) <text:s/>Running Time</text:p>
            <text:list xml:id="list1496824742669851453" text:style-name="L1">
              <text:list-item>
                <text:p text:style-name="P20">Should show a table</text:p>
              </text:list-item>
              <text:list-item>
                <text:p text:style-name="P28">T(n) = (C1 + C2)(n) – (6C1 + 7C2)</text:p>
              </text:list-item>
            </text:list>
          </table:table-cell>
          <table:table-cell table:style-name="Table2.A1" office:value-type="string">
            <text:p text:style-name="P14"/>
            <text:p text:style-name="P15">5</text:p>
          </table:table-cell>
          <table:table-cell table:style-name="Table2.A1" office:value-type="string">
            <text:p text:style-name="P8">5</text:p>
          </table:table-cell>
        </table:table-row>
        <table:table-row table:style-name="Table2.4">
          <table:table-cell table:style-name="Table2.A1" office:value-type="string">
            <text:p text:style-name="P6">2.) Running Time</text:p>
            <text:list xml:id="list597234058973365324" text:style-name="L2">
              <text:list-item>
                <text:p text:style-name="P21">Should show table</text:p>
              </text:list-item>
              <text:list-item>
                <text:p text:style-name="P21"><draw:frame draw:style-name="fr1" draw:name="1" text:anchor-type="as-char" svg:width="1.6252in" style:rel-width="scale" svg:height="0.198in" style:rel-height="scale" draw:z-index="0"><draw:object xlink:href="./Object 1" xlink:type="simple" xlink:show="embed" xlink:actuate="onLoad"/><draw:image xlink:href="./ObjectReplacements/Object 1" xlink:type="simple" xlink:show="embed" xlink:actuate="onLoad"/></draw:frame> </text:p>
              </text:list-item>
            </text:list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7">5</text:p>
          </table:table-cell>
        </table:table-row>
        <table:table-row table:style-name="Table2.5">
          <table:table-cell table:style-name="Table2.A1" office:value-type="string">
            <text:p text:style-name="P6">3.) Running Time</text:p>
            <text:list xml:id="list3239714716133342111" text:style-name="L3">
              <text:list-item>
                <text:p text:style-name="P22">Should show table (<text:span text:style-name="Default_20_Paragraph_20_Font"><text:span text:style-name="T2"> 5pts </text:span></text:span>)</text:p>
              </text:list-item>
              <text:list-item>
                <text:p text:style-name="P22"><draw:frame draw:style-name="fr2" draw:name="2" text:anchor-type="as-char" svg:y="-0.2118in" svg:width="4.1in" style:rel-width="scale" svg:height="0.4165in" style:rel-height="scale" draw:z-index="1"><draw:object xlink:href="./Object 2" xlink:type="simple" xlink:show="embed" xlink:actuate="onLoad"/><draw:image xlink:href="./ObjectReplacements/Object 2" xlink:type="simple" xlink:show="embed" xlink:actuate="onLoad"/></draw:frame> (<text:span text:style-name="Default_20_Paragraph_20_Font"><text:span text:style-name="T2"> 5pts </text:span></text:span>)</text:p>
              </text:list-item>
              <text:list-item>
                <text:p text:style-name="P22">For complete work through, look in solution PDF</text:p>
              </text:list-item>
            </text:list>
          </table:table-cell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7">10</text:p>
          </table:table-cell>
        </table:table-row>
        <table:table-row table:style-name="Table2.6">
          <table:table-cell table:style-name="Table2.A1" office:value-type="string">
            <text:p text:style-name="P6">4.) Running Time</text:p>
            <text:list xml:id="list72115891572088595" text:style-name="L4">
              <text:list-item>
                <text:p text:style-name="P23">Should show table (<text:span text:style-name="Default_20_Paragraph_20_Font"><text:span text:style-name="T2"> 5pts </text:span></text:span>)</text:p>
              </text:list-item>
              <text:list-item>
                <text:p text:style-name="P23">Should show work (<text:span text:style-name="Default_20_Paragraph_20_Font"><text:span text:style-name="T2"> 5pts </text:span></text:span>)</text:p>
              </text:list-item>
              <text:list-item>
                <text:p text:style-name="P23"><draw:frame draw:style-name="fr1" draw:name="3" text:anchor-type="as-char" svg:width="4.1in" style:rel-width="scale" svg:height="0.3543in" style:rel-height="scale" draw:z-index="2"><draw:object xlink:href="./Object 3" xlink:type="simple" xlink:show="embed" xlink:actuate="onLoad"/><draw:image xlink:href="./ObjectReplacements/Object 3" xlink:type="simple" xlink:show="embed" xlink:actuate="onLoad"/></draw:frame> <text:span text:style-name="T5">(</text:span><text:span text:style-name="Default_20_Paragraph_20_Font"><text:span text:style-name="T6"> 5pts </text:span></text:span><text:span text:style-name="T5">)</text:span></text:p>
              </text:list-item>
              <text:list-item>
                <text:p text:style-name="P23">Please look at the solutions pdf for the step by step and the how the T(n) is reached. Note that students work will look different probably.</text:p>
              </text:list-item>
              <text:list-item>
                <text:p text:style-name="P23"/>
              </text:list-item>
            </text:list>
          </table:table-cell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7">15</text:p>
          </table:table-cell>
        </table:table-row>
        <table:table-row table:style-name="Table2.7">
          <table:table-cell table:style-name="Table2.A1" office:value-type="string">
            <text:p text:style-name="P6">5.) Define f(n) = 0(g(n)) to mean that <draw:frame draw:style-name="fr1" draw:name="4" text:anchor-type="as-char" svg:width="0.8957in" style:rel-width="scale" svg:height="0.3854in" style:rel-height="scale" draw:z-index="3"><draw:object xlink:href="./Object 4" xlink:type="simple" xlink:show="embed" xlink:actuate="onLoad"/><draw:image xlink:href="./ObjectReplacements/Object 4" xlink:type="simple" xlink:show="embed" xlink:actuate="onLoad"/></draw:frame></text:p>
            <text:list xml:id="list6687871832865070016" text:style-name="L5">
              <text:list-item>
                <text:p text:style-name="P24">Show logn= 0(n<text:span text:style-name="Default_20_Paragraph_20_Font"><text:span text:style-name="T3">E</text:span></text:span>)</text:p>
              </text:list-item>
              <text:list-item>
                <text:p text:style-name="P24">Must show work </text:p>
              </text:list-item>
              <text:list-item>
                <text:p text:style-name="P24">Should use l’Hospital’s Rule</text:p>
              </text:list-item>
              <text:list-item>
                <text:p text:style-name="P24">NOTE: Log was not specified. If they didn’t account for that, its ok. Also Scott originally forgot to say E &gt; 1.</text:p>
              </text:list-item>
              <text:list-item>
                <text:p text:style-name="P24">Look at solutions pdf for step process. </text:p>
              </text:list-item>
            </text:list>
          </table:table-cell>
          <table:table-cell table:style-name="Table2.A1" office:value-type="string">
            <text:p text:style-name="P18">10</text:p>
            <text:p text:style-name="P17"/>
          </table:table-cell>
          <table:table-cell table:style-name="Table2.A1" office:value-type="string">
            <text:p text:style-name="P7">10</text:p>
          </table:table-cell>
        </table:table-row>
        <text:soft-page-break/>
        <table:table-row table:style-name="Table2.8">
          <table:table-cell table:style-name="Table2.A1" office:value-type="string">
            <text:p text:style-name="P6">6.) Permutations – <text:span text:style-name="Default_20_Paragraph_20_Font"><text:span text:style-name="T2">permutation.c</text:span></text:span></text:p>
            <text:list xml:id="list2291338551576689958" text:style-name="L6">
              <text:list-item>
                <text:p text:style-name="P25">Creates 3 algos to find the permutation of a number (<text:span text:style-name="Default_20_Paragraph_20_Font"><text:span text:style-name="T2">6 pts)</text:span></text:span></text:p>
                <text:list>
                  <text:list-item>
                    <text:p text:style-name="P25">Each algo is specified in the solutions pdf</text:p>
                  </text:list-item>
                  <text:list-item>
                    <text:p text:style-name="P25">Algo a.) Should be named <text:span text:style-name="Default_20_Paragraph_20_Font"><text:span text:style-name="T2">Lucky</text:span></text:span></text:p>
                  </text:list-item>
                  <text:list-item>
                    <text:p text:style-name="P25">Algo b.) should be named <text:span text:style-name="Default_20_Paragraph_20_Font"><text:span text:style-name="T2">used</text:span></text:span></text:p>
                  </text:list-item>
                  <text:list-item>
                    <text:p text:style-name="P25">Algo c.) should be name <text:span text:style-name="Default_20_Paragraph_20_Font"><text:span text:style-name="T2">knuth</text:span></text:span></text:p>
                  </text:list-item>
                </text:list>
              </text:list-item>
              <text:list-item>
                <text:p text:style-name="P25">Each algo must have timing results for given n’s (<text:span text:style-name="Default_20_Paragraph_20_Font"><text:span text:style-name="T2"> 4pts</text:span></text:span>) </text:p>
                <text:list>
                  <text:list-item>
                    <text:p text:style-name="P25">N’s are given in the pdf. </text:p>
                  </text:list-item>
                  <text:list-item>
                    <text:p text:style-name="P25">Each test of n must run 10 times for an good average.</text:p>
                  </text:list-item>
                  <text:list-item>
                    <text:p text:style-name="P25">(This means they should have nested for-loops)</text:p>
                  </text:list-item>
                </text:list>
              </text:list-item>
              <text:list-item>
                <text:p text:style-name="P25">Output ( <text:span text:style-name="Default_20_Paragraph_20_Font"><text:span text:style-name="T2">10 pts </text:span></text:span>)</text:p>
                <text:list>
                  <text:list-item>
                    <text:p text:style-name="P25">Copied to a pdf file.</text:p>
                  </text:list-item>
                  <text:list-item>
                    <text:p text:style-name="P25">Should look like the sample in solutions pdf.</text:p>
                  </text:list-item>
                  <text:list-item>
                    <text:p text:style-name="P25">Timeing data will be different then the sample.</text:p>
                  </text:list-item>
                </text:list>
              </text:list-item>
              <text:list-item>
                <text:p text:style-name="P25">Test with valgrind.<text:span text:style-name="T7"> (</text:span><text:span text:style-name="Default_20_Paragraph_20_Font"><text:span text:style-name="T8"> 5 pts</text:span></text:span><text:span text:style-name="T7"> )</text:span></text:p>
              </text:list-item>
            </text:list>
            <text:p text:style-name="P6"/>
            <text:p text:style-name="P6">NOTE: All sample source code is in the solutions tar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7">25</text:p>
          </table:table-cell>
        </table:table-row>
        <table:table-row table:style-name="Table2.9">
          <table:table-cell table:style-name="Table2.A1" office:value-type="string">
            <text:p text:style-name="P6">7.) Russian Peasant Algorithm</text:p>
            <text:list xml:id="list5359526839574043891" text:style-name="L7">
              <text:list-item>
                <text:p text:style-name="P26">Has <text:span text:style-name="Default_20_Paragraph_20_Font"><text:span text:style-name="T2">russian.c, russian.in, and Russian.out</text:span></text:span></text:p>
              </text:list-item>
              <text:list-item>
                <text:p text:style-name="P26">Formatting must be the same as the sample </text:p>
              </text:list-item>
              <text:list-item>
                <text:p text:style-name="P26"><text:span text:style-name="Default_20_Paragraph_20_Font"><text:span text:style-name="T2">diff </text:span></text:span>with out file in solution<text:span text:style-name="T10">s tar. (</text:span><text:span text:style-name="Default_20_Paragraph_20_Font"><text:span text:style-name="T11">5pts</text:span></text:span><text:span text:style-name="T10">)</text:span></text:p>
                <text:list>
                  <text:list-item>
                    <text:p text:style-name="P26">Take off all 5 if formatting is the reason it failed</text:p>
                  </text:list-item>
                  <text:list-item>
                    <text:p text:style-name="P26">If one number is super large, they just used ints instead of unsigned ong. ( - 2/5)</text:p>
                  </text:list-item>
                  <text:list-item>
                    <text:p text:style-name="P26">If formatting is great but numbers are incorrect, give full credit here, but not on the algo.</text:p>
                  </text:list-item>
                </text:list>
              </text:list-item>
              <text:list-item>
                <text:p text:style-name="P26">Algo performed correctly (<text:span text:style-name="Default_20_Paragraph_20_Font"><text:span text:style-name="T2">5pts) </text:span></text:span></text:p>
              </text:list-item>
            </text:list>
            <text:p text:style-name="P9"/>
            <text:p text:style-name="P6">NOTE: All sample source code is in the solutions tar. Solutions pdf has the command to diff their output on the terminal. </text:p>
          </table:table-cell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7">10</text:p>
          </table:table-cell>
        </table:table-row>
        <table:table-row table:style-name="Table2.10">
          <table:table-cell table:style-name="Table2.A1" office:value-type="string">
            <text:p text:style-name="P3">Subjective Criteria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1">
          <table:table-cell table:style-name="Table2.A1" office:value-type="string">
            <text:list xml:id="list7973948783697305122" text:style-name="L8">
              <text:list-item>
                <text:p text:style-name="P27">PDFs are easy to read and understand (10 pts)</text:p>
              </text:list-item>
              <text:list-item>
                <text:p text:style-name="P27">Code quality <text:span text:style-name="T7">(5 pts) </text:span><text:span text:style-name="T9">I took 2 points for “void main”</text:span></text:p>
              </text:list-item>
              <text:list-item>
                <text:p text:style-name="P27">Naming scheme is correct (5 pts)</text:p>
              </text:list-item>
            </text:list>
          </table:table-cell>
          <table:table-cell table:style-name="Table2.A1" office:value-type="string">
            <text:p text:style-name="P19">18</text:p>
          </table:table-cell>
          <table:table-cell table:style-name="Table2.A1" office:value-type="string">
            <text:p text:style-name="P7">20</text:p>
          </table:table-cell>
        </table:table-row>
        <table:table-row table:style-name="Table2.12">
          <table:table-cell table:style-name="Table2.A1" office:value-type="string">
            <text:p text:style-name="P6"/>
            <text:p text:style-name="P7"/>
          </table:table-cell>
          <table:table-cell table:style-name="Table2.A1" office:value-type="string">
            <text:p text:style-name="P19">88</text:p>
          </table:table-cell>
          <table:table-cell table:style-name="Table2.A1" office:value-type="string">
            <text:p text:style-name="P7"><text:span text:style-name="Default_20_Paragraph_20_Font"><text:span text:style-name="T4">100</text:span></text:span></text:p>
          </table:table-cell>
        </table:table-row>
        <text:soft-page-break/>
        <table:table-row table:style-name="Table2.13">
          <table:table-cell table:style-name="Table2.A13" table:number-columns-spanned="3" office:value-type="string">
            <text:p text:style-name="P6"/>
            <text:p text:style-name="P3">Comments:</text:p>
            <text:p text:style-name="P3"/>
            <text:p text:style-name="P3"/>
            <text:p text:style-name="P6"/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111in" loext:contextual-spacing="false" fo:keep-together="always" fo:hyphenation-ladder-count="no-limit" fo:padding-left="0in" fo:padding-right="0in" fo:padding-top="0in" fo:padding-bottom="0.0138in" fo:border-left="none" fo:border-right="none" fo:border-top="none" fo:border-bottom="0.51pt solid #595959" style:shadow="none" fo:keep-with-next="always"/>
      <style:text-properties fo:font-variant="small-caps" fo:color="#000000" style:font-name="Calibri Light" fo:font-family="'Calibri Light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5in" fo:margin-bottom="0in" loext:contextual-spacing="false" fo:keep-together="always" fo:hyphenation-ladder-count="no-limit" fo:keep-with-next="always"/>
      <style:text-properties fo:font-variant="small-caps" fo:color="#000000" style:font-name="Calibri Light" fo:font-family="'Calibri Light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000000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loext:contextual-spacing="false" fo:keep-together="always" fo:hyphenation-ladder-count="no-limit" fo:keep-with-next="always"/>
      <style:text-properties fo:color="#000000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loext:contextual-spacing="false" fo:keep-together="always" fo:hyphenation-ladder-count="no-limit" fo:keep-with-next="always"/>
      <style:text-properties fo:color="#323e4f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323e4f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libri Light" fo:font-family="'Calibri Light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libri Light" fo:font-family="'Calibri Light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in" fo:margin-bottom="0in" loext:contextual-spacing="false" fo:line-height="100%" fo:hyphenation-ladder-count="no-limit"/>
      <style:text-properties fo:color="#000000" style:font-name="Calibri Light" fo:font-family="'Calibri Light'" style:font-family-generic="swiss" style:font-pitch="variable" fo:font-size="28pt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in" fo:margin-bottom="0.139in" loext:contextual-spacing="false" fo:line-height="100%" fo:hyphenation-ladder-count="no-limit"/>
      <style:text-properties fo:color="#44546a" fo:font-size="9pt" fo:font-style="italic" style:font-size-asian="9pt" style:font-style-asian="italic" style:font-size-complex="9pt" style:font-style-complex="italic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fo:letter-spacing="0.0071in"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Quote" style:family="paragraph" style:parent-style-name="Normal" style:next-style-name="Normal">
      <style:paragraph-properties fo:margin-left="0.5in" fo:margin-right="0.5in" fo:margin-top="0.111in" fo:margin-bottom="0.111in" loext:contextual-spacing="false" fo:hyphenation-ladder-count="no-limit" fo:text-indent="0in" style:auto-text-indent="false">
        <style:tab-stops/>
      </style:paragraph-properties>
      <style:text-properties fo:color="#000000" fo:font-style="italic" style:font-style-asian="italic" style:font-style-complex="italic" fo:hyphenate="false"/>
    </style:style>
    <style:style style:name="Intense_20_Quote" style:display-name="Intense Quote" style:family="paragraph" style:parent-style-name="Normal" style:next-style-name="Normal">
      <loext:graphic-properties draw:fill="solid" draw:fill-color="#f2f2f2"/>
      <style:paragraph-properties fo:margin-left="0.65in" fo:margin-right="0.65in" fo:margin-top="0.1665in" fo:margin-bottom="0.1665in" loext:contextual-spacing="false" fo:text-align="center" style:justify-single-word="false" fo:hyphenation-ladder-count="no-limit" fo:text-indent="0in" style:auto-text-indent="false" fo:background-color="#f2f2f2" fo:padding-left="0in" fo:padding-right="0in" fo:padding-top="0.0138in" fo:padding-bottom="0.0138in" fo:border-left="none" fo:border-right="none" fo:border-top="3pt solid #f2f2f2" fo:border-bottom="3pt solid #f2f2f2" style:shadow="none">
        <style:tab-stops/>
      </style:paragraph-properties>
      <style:text-properties fo:color="#000000" fo:hyphenate="false"/>
    </style:style>
    <style:style style:name="TOC_20_Heading" style:display-name="TOC Heading" style:family="paragraph" style:parent-style-name="Heading_20_1" style:next-style-name="Normal" style:default-outline-level="" style:list-style-name="LFO10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color="#000000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000000" style:font-name="Calibri Light" fo:font-family="'Calibri Light'" style:font-family-generic="swiss" style:font-pitch="variable" fo:font-size="28pt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variant="small-caps" fo:color="#000000" style:font-name="Calibri Light" fo:font-family="'Calibri Light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2_20_Char" style:display-name="Heading 2 Char" style:family="text" style:parent-style-name="Default_20_Paragraph_20_Font">
      <style:text-properties fo:font-variant="small-caps" fo:color="#000000" style:font-name="Calibri Light" fo:font-family="'Calibri Light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000000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000000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323e4f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323e4f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 Light" fo:font-family="'Calibri Light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family="'Calibri Light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fo:letter-spacing="0.0071in"/>
    </style:style>
    <style:style style:name="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00000" fo:background-color="#f2f2f2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text-transform="uppercas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7f7f7f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FO1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T1" style:family="text">
      <style:text-properties officeooo:rsid="000065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SE <text:span text:style-name="MT1">122</text:span>– HW <text:span text:style-name="MT1">3</text:span> Rubric</text:p>
        <text:p text:style-name="MP2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dc:title/>
    <dc:description/>
    <dc:subject/>
    <meta:initial-creator>Melanie Palmer</meta:initial-creator>
    <meta:creation-date>2014-02-23T19:48:00Z</meta:creation-date>
    <dc:date>2016-03-28T14:59:27.065000000</dc:date>
    <meta:editing-cycles>6</meta:editing-cycles>
    <meta:editing-duration>PT12M23S</meta:editing-duration>
    <meta:document-statistic meta:table-count="2" meta:image-count="0" meta:object-count="4" meta:page-count="3" meta:paragraph-count="79" meta:word-count="469" meta:character-count="2259" meta:non-whitespace-character-count="1892"/>
    <meta:template xlink:type="simple" xlink:actuate="onRequest" xlink:title="" xlink:href="../../../../tmp/cse122_rubric3.odt/Normal.dotm"/>
  </office:meta>
</office:document-meta>
</file>

<file path=Object 1/content.xml><?xml version="1.0" encoding="utf-8"?>
<math xmlns="http://www.w3.org/1998/Math/MathML" display="block">
  <semantics>
    <mrow>
      <mstyle mathvariant="italic">
        <mtext>T</mtext>
      </mstyle>
      <mrow>
        <mrow>
          <mo fence="true" stretchy="true">(</mo>
          <mrow>
            <mstyle mathvariant="italic">
              <mtext>n</mtext>
            </mstyle>
          </mrow>
          <mo fence="true" stretchy="true">)</mo>
        </mrow>
        <mo stretchy="false">=</mo>
        <mrow>
          <mstyle mathvariant="italic">
            <msub>
              <mtext>c</mtext>
              <mstyle mathvariant="italic">
                <mtext>1</mtext>
              </mstyle>
            </msub>
          </mstyle>
          <mo stretchy="false">+</mo>
          <mstyle mathvariant="italic">
            <mtext> </mtext>
          </mstyle>
        </mrow>
      </mrow>
      <mrow>
        <mstyle mathvariant="italic">
          <msub>
            <mtext>c</mtext>
            <mstyle mathvariant="italic">
              <mtext>2</mtext>
            </mstyle>
          </msub>
        </mstyle>
        <mo stretchy="false">+</mo>
        <mstyle mathvariant="italic">
          <mtext> </mtext>
        </mstyle>
      </mrow>
      <mrow>
        <mstyle mathvariant="italic">
          <msub>
            <mtext>c</mtext>
            <mstyle mathvariant="italic">
              <mtext>3</mtext>
            </mstyle>
          </msub>
        </mstyle>
        <mo stretchy="false">=</mo>
        <mstyle mathvariant="italic">
          <mtext>c</mtext>
        </mstyle>
      </mrow>
    </mrow>
    <annotation encoding="StarMath 5.0">{italic "T" left ( italic "n" right )  =italic "c"_italic "1" +italic " " italic "c"_italic "2" +italic " " italic "c"_italic "3" =italic "c"}</annotation>
  </semantics>
</math>
</file>

<file path=Object 2/content.xml><?xml version="1.0" encoding="utf-8"?>
<math xmlns="http://www.w3.org/1998/Math/MathML" display="block">
  <semantics>
    <mrow>
      <mstyle mathvariant="italic">
        <mtext>T</mtext>
      </mstyle>
      <mrow>
        <mrow>
          <mo fence="true" stretchy="true">(</mo>
          <mrow>
            <mstyle mathvariant="italic">
              <mtext>n</mtext>
            </mstyle>
          </mrow>
          <mo fence="true" stretchy="true">)</mo>
        </mrow>
        <mo stretchy="false">=</mo>
        <mstyle mathvariant="italic">
          <mtext> </mtext>
        </mstyle>
      </mrow>
      <mstyle mathvariant="italic">
        <msub>
          <mtext>c</mtext>
          <mstyle mathvariant="italic">
            <mtext>1</mtext>
          </mstyle>
        </msub>
      </mstyle>
      <mstyle mathvariant="italic">
        <mtext>*</mtext>
      </mstyle>
      <mrow>
        <mstyle mathvariant="italic">
          <mtext>n</mtext>
        </mstyle>
        <mo stretchy="false">+</mo>
        <mstyle mathvariant="italic">
          <mtext> </mtext>
        </mstyle>
      </mrow>
      <mstyle mathvariant="italic">
        <msub>
          <mtext>c</mtext>
          <mstyle mathvariant="italic">
            <mtext>2</mtext>
          </mstyle>
        </msub>
      </mstyle>
      <mstyle mathvariant="italic">
        <mtext>*</mtext>
      </mstyle>
      <mrow>
        <mrow>
          <mo fence="true" stretchy="true">(</mo>
          <mrow>
            <mrow>
              <mstyle mathvariant="italic">
                <mtext>n</mtext>
              </mstyle>
              <mo stretchy="false">−</mo>
              <mstyle mathvariant="italic">
                <mtext>1</mtext>
              </mstyle>
            </mrow>
          </mrow>
          <mo fence="true" stretchy="true">)</mo>
        </mrow>
        <mo stretchy="false">+</mo>
        <mstyle mathvariant="italic">
          <mtext> </mtext>
        </mstyle>
      </mrow>
      <mstyle mathvariant="italic">
        <msub>
          <mtext>c</mtext>
          <mstyle mathvariant="italic">
            <mtext>3</mtext>
          </mstyle>
        </msub>
      </mstyle>
      <mstyle mathvariant="italic">
        <mtext>*</mtext>
      </mstyle>
      <mrow>
        <mrow>
          <mo fence="true" stretchy="true">(</mo>
          <mrow>
            <mrow>
              <mfrac>
                <mrow>
                  <mstyle mathvariant="italic">
                    <mtext>n</mtext>
                  </mstyle>
                  <mrow>
                    <mo fence="true" stretchy="true">(</mo>
                    <mrow>
                      <mrow>
                        <mstyle mathvariant="italic">
                          <mtext>n</mtext>
                        </mstyle>
                        <mo stretchy="false">+</mo>
                        <mstyle mathvariant="italic">
                          <mtext>1</mtext>
                        </mstyle>
                      </mrow>
                    </mrow>
                    <mo fence="true" stretchy="true">)</mo>
                  </mrow>
                </mrow>
                <mstyle mathvariant="italic">
                  <mtext>2</mtext>
                </mstyle>
              </mfrac>
              <mo stretchy="false">−</mo>
              <mstyle mathvariant="italic">
                <mtext>1</mtext>
              </mstyle>
            </mrow>
          </mrow>
          <mo fence="true" stretchy="true">)</mo>
        </mrow>
        <mo stretchy="false">+</mo>
        <mstyle mathvariant="italic">
          <mtext> </mtext>
        </mstyle>
      </mrow>
      <mstyle mathvariant="italic">
        <msub>
          <mtext>c</mtext>
          <mstyle mathvariant="italic">
            <mtext>4</mtext>
          </mstyle>
        </msub>
      </mstyle>
      <mstyle mathvariant="italic">
        <mtext>*</mtext>
      </mstyle>
      <mrow>
        <mrow>
          <mo fence="true" stretchy="true">(</mo>
          <mrow>
            <mfrac>
              <mrow>
                <mstyle mathvariant="italic">
                  <mtext>n</mtext>
                </mstyle>
                <mrow>
                  <mo fence="true" stretchy="true">(</mo>
                  <mrow>
                    <mrow>
                      <mstyle mathvariant="italic">
                        <mtext>n</mtext>
                      </mstyle>
                      <mo stretchy="false">−</mo>
                      <mstyle mathvariant="italic">
                        <mtext>1</mtext>
                      </mstyle>
                    </mrow>
                  </mrow>
                  <mo fence="true" stretchy="true">)</mo>
                </mrow>
              </mrow>
              <mstyle mathvariant="italic">
                <mtext>2</mtext>
              </mstyle>
            </mfrac>
          </mrow>
          <mo fence="true" stretchy="true">)</mo>
        </mrow>
        <mo stretchy="false">+</mo>
        <mstyle mathvariant="italic">
          <msub>
            <mtext>c</mtext>
            <mstyle mathvariant="italic">
              <mtext>5</mtext>
            </mstyle>
          </msub>
        </mstyle>
      </mrow>
      <mo stretchy="false">(</mo>
      <mrow>
        <mstyle mathvariant="italic">
          <mtext>n</mtext>
        </mstyle>
        <mo stretchy="false">−</mo>
        <mstyle mathvariant="italic">
          <mtext>1</mtext>
        </mstyle>
      </mrow>
      <mo stretchy="false">)</mo>
    </mrow>
    <annotation encoding="StarMath 5.0">{italic "T" left ( italic "n" right )  =italic " " italic "c"_italic "1" italic "*" italic "n" +italic " " italic "c"_italic "2" italic "*" left ( {italic "n" - italic "1"} right )  +italic " " italic "c"_italic "3" italic "*" left ( {{italic "n" left ( {italic "n" + italic "1"} right )} over italic "2" - italic "1"} right )  +italic " " italic "c"_italic "4" italic "*" left ( {italic "n" left ( {italic "n" - italic "1"} right )} over italic "2" right )  +italic "c"_italic "5"  \( italic "n" -italic "1"  \)}</annotation>
  </semantics>
</math>
</file>

<file path=Object 3/content.xml><?xml version="1.0" encoding="utf-8"?>
<math xmlns="http://www.w3.org/1998/Math/MathML" display="block">
  <semantics>
    <mrow>
      <mstyle mathvariant="italic">
        <mtext>T</mtext>
      </mstyle>
      <mrow>
        <mrow>
          <mo fence="true" stretchy="true">(</mo>
          <mrow>
            <mstyle mathvariant="italic">
              <mtext>n</mtext>
            </mstyle>
          </mrow>
          <mo fence="true" stretchy="true">)</mo>
        </mrow>
        <mo stretchy="false">=</mo>
        <mstyle mathvariant="italic">
          <mtext> </mtext>
        </mstyle>
      </mrow>
      <mstyle mathvariant="italic">
        <msub>
          <mtext>c</mtext>
          <mstyle mathvariant="italic">
            <mtext>1</mtext>
          </mstyle>
        </msub>
      </mstyle>
      <mstyle mathvariant="italic">
        <mtext>*</mtext>
      </mstyle>
      <mrow>
        <mrow>
          <mo fence="true" stretchy="true">(</mo>
          <mrow>
            <mrow>
              <mstyle mathvariant="italic">
                <mtext>n</mtext>
              </mstyle>
              <mo stretchy="false">+</mo>
              <mstyle mathvariant="italic">
                <mtext>1</mtext>
              </mstyle>
            </mrow>
          </mrow>
          <mo fence="true" stretchy="true">)</mo>
        </mrow>
        <mo stretchy="false">+</mo>
        <mstyle mathvariant="italic">
          <mtext> </mtext>
        </mstyle>
      </mrow>
      <mstyle mathvariant="italic">
        <msub>
          <mtext>c</mtext>
          <mstyle mathvariant="italic">
            <mtext>2</mtext>
          </mstyle>
        </msub>
      </mstyle>
      <mstyle mathvariant="italic">
        <mtext>*</mtext>
      </mstyle>
      <mrow>
        <mrow>
          <mo fence="true" stretchy="true">(</mo>
          <mrow>
            <mrow>
              <mfrac>
                <mrow>
                  <mo stretchy="false">(</mo>
                  <mrow>
                    <mstyle mathvariant="italic">
                      <mtext>n</mtext>
                    </mstyle>
                    <mo stretchy="false">+</mo>
                    <mstyle mathvariant="italic">
                      <mtext>1</mtext>
                    </mstyle>
                  </mrow>
                  <mo stretchy="false">)</mo>
                  <mo stretchy="false">(</mo>
                  <mrow>
                    <mstyle mathvariant="italic">
                      <mtext>n</mtext>
                    </mstyle>
                    <mo stretchy="false">+</mo>
                    <mstyle mathvariant="italic">
                      <mtext>2</mtext>
                    </mstyle>
                  </mrow>
                </mrow>
                <mstyle mathvariant="italic">
                  <mtext>2</mtext>
                </mstyle>
              </mfrac>
              <mo stretchy="false">−</mo>
              <mstyle mathvariant="italic">
                <mtext>1</mtext>
              </mstyle>
            </mrow>
          </mrow>
          <mo fence="true" stretchy="true">)</mo>
        </mrow>
        <mo stretchy="false">+</mo>
        <mstyle mathvariant="italic">
          <mtext> </mtext>
        </mstyle>
      </mrow>
      <mstyle mathvariant="italic">
        <msub>
          <mtext>c</mtext>
          <mstyle mathvariant="italic">
            <mtext>3</mtext>
          </mstyle>
        </msub>
      </mstyle>
      <mstyle mathvariant="italic">
        <mtext>*</mtext>
      </mstyle>
      <mrow>
        <mrow>
          <mo fence="true" stretchy="true">(</mo>
          <mrow>
            <mfrac>
              <mrow>
                <mo stretchy="false">(</mo>
                <mstyle mathvariant="italic">
                  <mtext>n</mtext>
                </mstyle>
                <mo stretchy="false">(</mo>
                <mrow>
                  <mstyle mathvariant="italic">
                    <mtext>n</mtext>
                  </mstyle>
                  <mo stretchy="false">+</mo>
                  <mstyle mathvariant="italic">
                    <mtext>1</mtext>
                  </mstyle>
                </mrow>
                <mo stretchy="false">)</mo>
                <mo stretchy="false">(</mo>
                <mrow>
                  <mstyle mathvariant="italic">
                    <mtext>n</mtext>
                  </mstyle>
                  <mo stretchy="false">+</mo>
                  <mstyle mathvariant="italic">
                    <mtext>5</mtext>
                  </mstyle>
                </mrow>
                <mo stretchy="false">)</mo>
              </mrow>
              <mstyle mathvariant="italic">
                <mtext>6</mtext>
              </mstyle>
            </mfrac>
          </mrow>
          <mo fence="true" stretchy="true">)</mo>
        </mrow>
        <mo stretchy="false">+</mo>
        <mstyle mathvariant="italic">
          <mtext> </mtext>
        </mstyle>
      </mrow>
      <mstyle mathvariant="italic">
        <msub>
          <mtext>c</mtext>
          <mstyle mathvariant="italic">
            <mtext>4</mtext>
          </mstyle>
        </msub>
      </mstyle>
      <mstyle mathvariant="italic">
        <mtext>*</mtext>
      </mstyle>
      <mo stretchy="false">(</mo>
      <mfrac>
        <mrow>
          <mstyle mathvariant="italic">
            <mtext>n</mtext>
          </mstyle>
          <mrow>
            <mo fence="true" stretchy="true">(</mo>
            <mrow>
              <mrow>
                <mstyle mathvariant="italic">
                  <mtext>n</mtext>
                </mstyle>
                <mo stretchy="false">+</mo>
                <mstyle mathvariant="italic">
                  <mtext>1</mtext>
                </mstyle>
              </mrow>
            </mrow>
            <mo fence="true" stretchy="true">)</mo>
          </mrow>
          <mrow>
            <mo fence="true" stretchy="true">(</mo>
            <mrow>
              <mrow>
                <mstyle mathvariant="italic">
                  <mtext>n</mtext>
                </mstyle>
                <mo stretchy="false">+</mo>
                <mstyle mathvariant="italic">
                  <mtext>2</mtext>
                </mstyle>
              </mrow>
            </mrow>
            <mo fence="true" stretchy="true">)</mo>
          </mrow>
        </mrow>
        <mstyle mathvariant="italic">
          <mtext>6</mtext>
        </mstyle>
      </mfrac>
      <mo stretchy="false">)</mo>
      <mstyle mathvariant="italic">
        <mtext> </mtext>
      </mstyle>
    </mrow>
    <annotation encoding="StarMath 5.0">{italic "T" left ( italic "n" right )  =italic " " italic "c"_italic "1" italic "*" left ( {italic "n" + italic "1"} right )  +italic " " italic "c"_italic "2" italic "*" left ( {{ \(  italic "n" + italic "1"  \)   \(  italic "n" + italic "2"} over italic "2" - italic "1"} right )  +italic " " italic "c"_italic "3" italic "*" left ( { \(  italic "n"  \(  italic "n" + italic "1"  \)   \(  italic "n" + italic "5"  \)} over italic "6" right )  +italic " " italic "c"_italic "4" italic "*"  \( {italic "n" left ( {italic "n" + italic "1"} right )  left ( {italic "n" + italic "2"} right )} over italic "6"  \) italic " "}</annotation>
  </semantics>
</math>
</file>

<file path=Object 4/content.xml><?xml version="1.0" encoding="utf-8"?>
<math xmlns="http://www.w3.org/1998/Math/MathML" display="block">
  <semantics>
    <mrow>
      <munder>
        <mtext>lim</mtext>
        <mrow>
          <mstyle mathvariant="italic">
            <mtext>n</mtext>
          </mstyle>
          <mo stretchy="false">→</mo>
          <mstyle mathvariant="italic">
            <mtext>∞</mtext>
          </mstyle>
        </mrow>
      </munder>
      <mi>⁡</mi>
      <mrow>
        <mfrac>
          <mrow>
            <mstyle mathvariant="italic">
              <mtext>f</mtext>
            </mstyle>
            <mo stretchy="false">(</mo>
            <mstyle mathvariant="italic">
              <mtext>n</mtext>
            </mstyle>
            <mo stretchy="false">)</mo>
          </mrow>
          <mrow>
            <mstyle mathvariant="italic">
              <mtext>g</mtext>
            </mstyle>
            <mo stretchy="false">(</mo>
            <mstyle mathvariant="italic">
              <mtext>n</mtext>
            </mstyle>
            <mo stretchy="false">)</mo>
          </mrow>
        </mfrac>
        <mo stretchy="false">=</mo>
        <mstyle mathvariant="italic">
          <mtext>0</mtext>
        </mstyle>
      </mrow>
    </mrow>
    <annotation encoding="StarMath 5.0">{func "lim" csub {italic "n"  rightarrow  italic "∞"} ⁡ {{italic "f"  \(  italic "n"  \)} over {italic "g"  \(  italic "n"  \)} = italic "0"}}</annotation>
  </semantics>
</math>
</file>